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15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Action 1</text:p>
          </table:table-cell>
          <table:table-cell table:style-name="ce1" office:value-type="string" calcext:value-type="string">
            <text:p>Action 2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Coordinator_VoteYes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SetParticipantAborted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9</text:p>
          </table:table-cell>
          <table:table-cell table:style-name="Default" office:value-type="string" calcext:value-type="string">
            <text:p>atomic_Coordinator_VoteYes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Coordinator_VoteNo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SetParticipantAborted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9</text:p>
          </table:table-cell>
          <table:table-cell table:style-name="Default" office:value-type="string" calcext:value-type="string">
            <text:p>atomic_Coordinator_VoteNo_9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Participant_VoteReq_10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ateXid_10</text:p>
          </table:table-cell>
          <table:table-cell table:style-name="Default" office:value-type="string" calcext:value-type="string">
            <text:p>atomic_Participant_VoteReq_10</text:p>
          </table:table-cell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Nonblocking</text:p>
          </table:table-cell>
          <table:table-cell table:style-name="Default" office:value-type="string" calcext:value-type="string">
            <text:p>atomic_Participant_VoteReq_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VoteYes_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VoteNo_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Participant_VoteReq_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p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Coordinator_TransactionReq_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Coordinator_VoteYes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Coordinator_VoteNo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SetParticipantAborted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9</text:p>
          </table:table-cell>
          <table:table-cell office:value-type="string" calcext:value-type="string">
            <text:p>atomic_Coordinator_VoteYes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Coordinator_VoteYes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Coordinator_VoteNo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SetParticipantAborted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9</text:p>
          </table:table-cell>
          <table:table-cell office:value-type="string" calcext:value-type="string">
            <text:p>atomic_Coordinator_VoteNo_9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_Participant_VoteReq_10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_AllocateXid_10</text:p>
          </table:table-cell>
          <table:table-cell office:value-type="string" calcext:value-type="string">
            <text:p>atomic_Participant_VoteReq_10</text:p>
          </table:table-cell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Coordinator_VoteYes_9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Coordinator_VoteNo_9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_Participant_VoteReq_10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VoteYes_9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VoteNo_9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Participant_VoteReq_10</text:p>
          </table:table-cell>
          <table:table-cell/>
        </table:table-row>
        <table:table-row table:style-name="ro1">
          <table:table-cell office:value-type="string" calcext:value-type="string">
            <text:p>2pc-triggers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_Coordinator_TransactionReq_11</text:p>
          </table:table-cell>
          <table:table-cell/>
        </table:table-row>
        <table:table-row table:style-name="ro1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Commutativity</text:p>
          </table:table-cell>
          <table:table-cell table:number-columns-repeated="2" table:style-name="Default" office:value-type="string" calcext:value-type="string">
            <text:p>atomic_Alloc_2</text:p>
          </table:table-cell>
        </table:table-row>
        <table:table-row table:style-name="ro1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_Alloc_2</text:p>
          </table:table-cell>
          <table:table-cell table:style-name="Default" office:value-type="string" calcext:value-type="string">
            <text:p>atomic_Free_2</text:p>
          </table:table-cell>
        </table:table-row>
        <table:table-row table:style-name="ro1">
          <table:table-cell table:style-name="Default" office:value-type="string" calcext:value-type="string">
            <text:p>alloc-mem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Alloc_2</text:p>
          </table:table-cell>
          <table:table-cell table:style-name="Default"/>
        </table:table-row>
        <table:table-row table:style-name="ro1">
          <table:table-cell office:value-type="string" calcext:value-type="string">
            <text:p>array-inser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INSERT_2</text:p>
          </table:table-cell>
          <table:table-cell/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7</text:p>
          </table:table-cell>
          <table:table-cell table:style-name="Default" office:value-type="string" calcext:value-type="string">
            <text:p>AtomicInitVars100_97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8</text:p>
          </table:table-cell>
          <table:table-cell table:style-name="Default" office:value-type="string" calcext:value-type="string">
            <text:p>AtomicInitVars100_98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Field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MutatorPhase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Root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WriteRoot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Commutativity</text:p>
          </table:table-cell>
          <table:table-cell table:style-name="Default" office:value-type="string" calcext:value-type="string">
            <text:p>AtomicInitColor_99</text:p>
          </table:table-cell>
          <table:table-cell table:style-name="Default" office:value-type="string" calcext:value-type="string">
            <text:p>AtomicInitVars100_99</text:p>
          </table:table-cell>
        </table:table-row>
        <table:table-row table:style-name="ro1">
          <table:table-cell table:style-name="Default" office:value-type="string" calcext:value-type="string">
            <text:p>GC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Alloc_101</text:p>
          </table:table-cell>
          <table:table-cell table:style-name="Default"/>
        </table:table-row>
        <table:table-row table:style-name="ro1">
          <table:table-cell office:value-type="string" calcext:value-type="string">
            <text:p>multise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Insert_3</text:p>
          </table:table-cell>
          <table:table-cell/>
        </table:table-row>
        <table:table-row table:style-name="ro1">
          <table:table-cell office:value-type="string" calcext:value-type="string">
            <text:p>multise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InsertPair_3</text:p>
          </table:table-cell>
          <table:table-cell/>
        </table:table-row>
        <table:table-row table:style-name="ro1">
          <table:table-cell table:style-name="Default" office:value-type="string" calcext:value-type="string">
            <text:p>Siddharth-queue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pop_atomic_2</text:p>
          </table:table-cell>
          <table:table-cell table:style-name="Default"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ThreadStateGetE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ThreadStateGetE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GetElem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GetElem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SetElemShare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SetElemShare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SetElem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SetElem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Init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Init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Leq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Leq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GetElemShare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Shared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VC.Inc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11</text:p>
          </table:table-cell>
          <table:table-cell office:value-type="string" calcext:value-type="string">
            <text:p>AtomicAllocTi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AllocTid_11</text:p>
          </table:table-cell>
          <table:table-cell office:value-type="string" calcext:value-type="string">
            <text:p>AtomicVC.Copy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GetElemShare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VC.Inc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11</text:p>
          </table:table-cell>
          <table:table-cell office:value-type="string" calcext:value-type="string">
            <text:p>AtomicAllocTid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11</text:p>
          </table:table-cell>
          <table:table-cell office:value-type="string" calcext:value-type="string">
            <text:p>AtomicVC.Join_11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ThreadStateGetE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ThreadStateGetE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ThreadStateGetE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GetElem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GetElem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SetElemShare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Shared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SetElemShare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SetElem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SetElem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SetElem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Init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Init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Init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Leq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Leq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Leq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GetElemShare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GetElemShared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VC.Inc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Copy_20</text:p>
          </table:table-cell>
          <table:table-cell office:value-type="string" calcext:value-type="string">
            <text:p>AtomicAllocTi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AllocTid_20</text:p>
          </table:table-cell>
          <table:table-cell office:value-type="string" calcext:value-type="string">
            <text:p>AtomicVC.Copy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GetElemShare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table:number-columns-repeated="2"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VC.Inc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Join_20</text:p>
          </table:table-cell>
          <table:table-cell office:value-type="string" calcext:value-type="string">
            <text:p>AtomicAllocTid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Commutativity</text:p>
          </table:table-cell>
          <table:table-cell office:value-type="string" calcext:value-type="string">
            <text:p>AtomicVC.Inc_20</text:p>
          </table:table-cell>
          <table:table-cell office:value-type="string" calcext:value-type="string">
            <text:p>AtomicVC.Join_20</text:p>
          </table:table-cell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VC.Copy_1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Nonblocking</text:p>
          </table:table-cell>
          <table:table-cell office:value-type="string" calcext:value-type="string">
            <text:p>AtomicVC.Copy_20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VC.Copy_1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VC.Join_1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Fork_2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Join_2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Acquire_21</text:p>
          </table:table-cell>
          <table:table-cell/>
        </table:table-row>
        <table:table-row table:style-name="ro1">
          <table:table-cell office:value-type="string" calcext:value-type="string">
            <text:p>verified-ft.bpl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AtomicRelease_21</text:p>
          </table:table-cell>
          <table:table-cell/>
        </table:table-row>
        <table:table-row table:style-name="ro1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put_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take_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wsq.bpl</text:p>
          </table:table-cell>
          <table:table-cell table:style-name="Default" office:value-type="string" calcext:value-type="string">
            <text:p>Refinement</text:p>
          </table:table-cell>
          <table:table-cell table:style-name="Default" office:value-type="string" calcext:value-type="string">
            <text:p>atomic_steal_4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2:21:53.355124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1:25:53.753295427</meta:creation-date>
    <dc:date>2019-07-23T12:29:12.240020963</dc:date>
    <meta:editing-duration>PT12M49S</meta:editing-duration>
    <meta:editing-cycles>4</meta:editing-cycles>
    <meta:generator>LibreOffice/5.1.6.2$Linux_X86_64 LibreOffice_project/10m0$Build-2</meta:generator>
    <meta:document-statistic meta:table-count="1" meta:cell-count="549" meta:object-count="0"/>
  </office:meta>
</office:document-meta>
</file>